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89b5c" officeooo:paragraph-rsid="00189b5c"/>
    </style:style>
    <style:style style:name="P2" style:family="paragraph" style:parent-style-name="Standard">
      <style:text-properties officeooo:rsid="0019d507" officeooo:paragraph-rsid="0019d507"/>
    </style:style>
    <style:style style:name="P3" style:family="paragraph" style:parent-style-name="Standard">
      <style:text-properties officeooo:rsid="001b573a" officeooo:paragraph-rsid="001b573a"/>
    </style:style>
    <style:style style:name="P4" style:family="paragraph" style:parent-style-name="Standard">
      <style:text-properties officeooo:rsid="001c07ba" officeooo:paragraph-rsid="001c07ba"/>
    </style:style>
    <style:style style:name="P5" style:family="paragraph" style:parent-style-name="Standard">
      <style:text-properties officeooo:rsid="001dd0d0" officeooo:paragraph-rsid="001dd0d0"/>
    </style:style>
    <style:style style:name="P6" style:family="paragraph" style:parent-style-name="Standard">
      <style:text-properties officeooo:rsid="001e3ef6" officeooo:paragraph-rsid="001e3ef6"/>
    </style:style>
    <style:style style:name="P7" style:family="paragraph" style:parent-style-name="Standard">
      <style:text-properties officeooo:rsid="001efe2e" officeooo:paragraph-rsid="001efe2e"/>
    </style:style>
    <style:style style:name="P8" style:family="paragraph" style:parent-style-name="Standard">
      <style:text-properties officeooo:rsid="0020c870" officeooo:paragraph-rsid="0020c870"/>
    </style:style>
    <style:style style:name="P9" style:family="paragraph" style:parent-style-name="Standard">
      <style:text-properties officeooo:rsid="00221d60" officeooo:paragraph-rsid="00221d60"/>
    </style:style>
    <style:style style:name="P10" style:family="paragraph" style:parent-style-name="Standard">
      <style:text-properties officeooo:rsid="00233418" officeooo:paragraph-rsid="00233418"/>
    </style:style>
    <style:style style:name="P11" style:family="paragraph" style:parent-style-name="Standard">
      <style:text-properties officeooo:rsid="002436d3" officeooo:paragraph-rsid="002436d3"/>
    </style:style>
    <style:style style:name="P12" style:family="paragraph" style:parent-style-name="Standard">
      <style:text-properties officeooo:rsid="002537f4" officeooo:paragraph-rsid="002537f4"/>
    </style:style>
    <style:style style:name="P13" style:family="paragraph" style:parent-style-name="Standard">
      <style:text-properties officeooo:rsid="0025cc22" officeooo:paragraph-rsid="0025cc22"/>
    </style:style>
    <style:style style:name="P14" style:family="paragraph" style:parent-style-name="Standard">
      <style:text-properties officeooo:rsid="002642dd" officeooo:paragraph-rsid="002642dd"/>
    </style:style>
    <style:style style:name="P15" style:family="paragraph" style:parent-style-name="Standard">
      <style:text-properties officeooo:rsid="00273132" officeooo:paragraph-rsid="00273132"/>
    </style:style>
    <style:style style:name="P16" style:family="paragraph" style:parent-style-name="Standard">
      <style:text-properties officeooo:rsid="0028f9ee" officeooo:paragraph-rsid="0028f9ee"/>
    </style:style>
    <style:style style:name="P17" style:family="paragraph" style:parent-style-name="Standard">
      <style:text-properties officeooo:rsid="002d1697" officeooo:paragraph-rsid="002d1697"/>
    </style:style>
    <style:style style:name="P18" style:family="paragraph" style:parent-style-name="Standard">
      <style:text-properties officeooo:rsid="002f149b" officeooo:paragraph-rsid="002f149b"/>
    </style:style>
    <style:style style:name="P19" style:family="paragraph" style:parent-style-name="Standard">
      <style:text-properties officeooo:rsid="003084c4" officeooo:paragraph-rsid="003084c4"/>
    </style:style>
    <style:style style:name="P20" style:family="paragraph" style:parent-style-name="Standard">
      <style:text-properties officeooo:rsid="0031454f" officeooo:paragraph-rsid="0031454f"/>
    </style:style>
    <style:style style:name="P21" style:family="paragraph" style:parent-style-name="Standard">
      <style:text-properties officeooo:rsid="00324b00" officeooo:paragraph-rsid="00324b00"/>
    </style:style>
    <style:style style:name="P22" style:family="paragraph" style:parent-style-name="Standard">
      <style:text-properties officeooo:rsid="0032578e" officeooo:paragraph-rsid="0032578e"/>
    </style:style>
    <style:style style:name="P23" style:family="paragraph" style:parent-style-name="Standard">
      <style:text-properties officeooo:rsid="00331629" officeooo:paragraph-rsid="00331629"/>
    </style:style>
    <style:style style:name="P24" style:family="paragraph" style:parent-style-name="Standard">
      <style:text-properties officeooo:rsid="003492e2" officeooo:paragraph-rsid="003492e2"/>
    </style:style>
    <style:style style:name="P25" style:family="paragraph" style:parent-style-name="Standard">
      <style:text-properties officeooo:rsid="00361e80" officeooo:paragraph-rsid="00361e80"/>
    </style:style>
    <style:style style:name="P26" style:family="paragraph" style:parent-style-name="Standard">
      <style:text-properties officeooo:rsid="00377aa6" officeooo:paragraph-rsid="00377aa6"/>
    </style:style>
    <style:style style:name="P27" style:family="paragraph" style:parent-style-name="Standard">
      <style:text-properties officeooo:rsid="0037eba0" officeooo:paragraph-rsid="0037eba0"/>
    </style:style>
    <style:style style:name="P28" style:family="paragraph" style:parent-style-name="Standard">
      <style:text-properties officeooo:rsid="0038ee60" officeooo:paragraph-rsid="0038ee60"/>
    </style:style>
    <style:style style:name="P29" style:family="paragraph" style:parent-style-name="Standard">
      <style:text-properties officeooo:rsid="0038fb8d" officeooo:paragraph-rsid="0038fb8d"/>
    </style:style>
    <style:style style:name="P30" style:family="paragraph" style:parent-style-name="Standard">
      <style:text-properties officeooo:rsid="003aacaa" officeooo:paragraph-rsid="003aacaa"/>
    </style:style>
    <style:style style:name="P31" style:family="paragraph" style:parent-style-name="Standard">
      <style:text-properties officeooo:rsid="003c6bac" officeooo:paragraph-rsid="003c6bac"/>
    </style:style>
    <style:style style:name="P32" style:family="paragraph" style:parent-style-name="Standard">
      <style:text-properties officeooo:rsid="003e1495" officeooo:paragraph-rsid="003e1495"/>
    </style:style>
    <style:style style:name="P33" style:family="paragraph" style:parent-style-name="Standard">
      <style:text-properties officeooo:rsid="003f6bc9" officeooo:paragraph-rsid="003f6bc9"/>
    </style:style>
    <style:style style:name="P34" style:family="paragraph" style:parent-style-name="Standard">
      <style:text-properties officeooo:rsid="004067c4" officeooo:paragraph-rsid="004067c4"/>
    </style:style>
    <style:style style:name="P35" style:family="paragraph" style:parent-style-name="Standard">
      <style:text-properties officeooo:rsid="0041a999" officeooo:paragraph-rsid="0041a999"/>
    </style:style>
    <style:style style:name="P36" style:family="paragraph" style:parent-style-name="Standard">
      <style:text-properties officeooo:rsid="0041f62d" officeooo:paragraph-rsid="0041f62d"/>
    </style:style>
    <style:style style:name="P37" style:family="paragraph" style:parent-style-name="Standard">
      <style:text-properties officeooo:rsid="004375da" officeooo:paragraph-rsid="004375da"/>
    </style:style>
    <style:style style:name="P38" style:family="paragraph" style:parent-style-name="Standard">
      <style:text-properties officeooo:rsid="0044a912" officeooo:paragraph-rsid="0044a912"/>
    </style:style>
    <style:style style:name="P39" style:family="paragraph" style:parent-style-name="Standard">
      <style:text-properties officeooo:rsid="004525c4" officeooo:paragraph-rsid="004525c4"/>
    </style:style>
    <style:style style:name="P40" style:family="paragraph" style:parent-style-name="Standard">
      <style:text-properties officeooo:rsid="0046110a" officeooo:paragraph-rsid="0046110a"/>
    </style:style>
    <style:style style:name="P41" style:family="paragraph" style:parent-style-name="Standard">
      <style:text-properties officeooo:rsid="0046a1c2" officeooo:paragraph-rsid="0046a1c2"/>
    </style:style>
    <style:style style:name="P42" style:family="paragraph" style:parent-style-name="Standard">
      <style:text-properties officeooo:rsid="00493c2a" officeooo:paragraph-rsid="00493c2a"/>
    </style:style>
    <style:style style:name="P43" style:family="paragraph" style:parent-style-name="Standard">
      <style:text-properties officeooo:rsid="0049db00" officeooo:paragraph-rsid="0049db00"/>
    </style:style>
    <style:style style:name="P44" style:family="paragraph" style:parent-style-name="Standard">
      <style:text-properties officeooo:rsid="004adf92" officeooo:paragraph-rsid="004adf92"/>
    </style:style>
    <style:style style:name="P45" style:family="paragraph" style:parent-style-name="Standard">
      <style:text-properties officeooo:rsid="004bfe57" officeooo:paragraph-rsid="004bfe57"/>
    </style:style>
    <style:style style:name="P46" style:family="paragraph" style:parent-style-name="Standard">
      <style:text-properties officeooo:rsid="004c79cc" officeooo:paragraph-rsid="004c79cc"/>
    </style:style>
    <style:style style:name="P47" style:family="paragraph" style:parent-style-name="Standard">
      <style:text-properties officeooo:rsid="004e5fb4" officeooo:paragraph-rsid="004e5fb4"/>
    </style:style>
    <style:style style:name="P48" style:family="paragraph" style:parent-style-name="Standard">
      <style:text-properties officeooo:rsid="004e780c" officeooo:paragraph-rsid="004e780c"/>
    </style:style>
    <style:style style:name="P49" style:family="paragraph" style:parent-style-name="Standard">
      <style:text-properties officeooo:rsid="004ec658" officeooo:paragraph-rsid="004ec658"/>
    </style:style>
    <style:style style:name="P50" style:family="paragraph" style:parent-style-name="Standard">
      <style:text-properties officeooo:rsid="005047b9" officeooo:paragraph-rsid="005047b9"/>
    </style:style>
    <style:style style:name="P51" style:family="paragraph" style:parent-style-name="Standard">
      <style:text-properties officeooo:rsid="005198e1" officeooo:paragraph-rsid="005198e1"/>
    </style:style>
    <style:style style:name="P52" style:family="paragraph" style:parent-style-name="Standard">
      <style:text-properties officeooo:rsid="0052f62f" officeooo:paragraph-rsid="0052f62f"/>
    </style:style>
    <style:style style:name="P53" style:family="paragraph" style:parent-style-name="Standard">
      <style:text-properties officeooo:rsid="0054a90e" officeooo:paragraph-rsid="0054a90e"/>
    </style:style>
    <style:style style:name="P54" style:family="paragraph" style:parent-style-name="Standard">
      <style:text-properties officeooo:rsid="0055b14f" officeooo:paragraph-rsid="0055b14f"/>
    </style:style>
    <style:style style:name="P55" style:family="paragraph" style:parent-style-name="Standard">
      <style:text-properties officeooo:rsid="0056220d" officeooo:paragraph-rsid="0056220d"/>
    </style:style>
    <style:style style:name="P56" style:family="paragraph" style:parent-style-name="Standard">
      <style:text-properties officeooo:rsid="00595660" officeooo:paragraph-rsid="00595660"/>
    </style:style>
    <style:style style:name="P57" style:family="paragraph" style:parent-style-name="Standard">
      <style:text-properties officeooo:rsid="005a9986" officeooo:paragraph-rsid="005a9986"/>
    </style:style>
    <style:style style:name="P58" style:family="paragraph" style:parent-style-name="Standard">
      <style:text-properties officeooo:rsid="005bad7b" officeooo:paragraph-rsid="005bad7b"/>
    </style:style>
    <style:style style:name="T1" style:family="text">
      <style:text-properties officeooo:rsid="00209f1b"/>
    </style:style>
    <style:style style:name="T2" style:family="text">
      <style:text-properties officeooo:rsid="00223986"/>
    </style:style>
    <style:style style:name="T3" style:family="text">
      <style:text-properties officeooo:rsid="00280531"/>
    </style:style>
    <style:style style:name="T4" style:family="text">
      <style:text-properties officeooo:rsid="002baddc"/>
    </style:style>
    <style:style style:name="T5" style:family="text">
      <style:text-properties officeooo:rsid="002ae5a8"/>
    </style:style>
    <style:style style:name="T6" style:family="text">
      <style:text-properties officeooo:rsid="00306b7f"/>
    </style:style>
    <style:style style:name="T7" style:family="text">
      <style:text-properties officeooo:rsid="00324b00"/>
    </style:style>
    <style:style style:name="T8" style:family="text">
      <style:text-properties officeooo:rsid="0037d31c"/>
    </style:style>
    <style:style style:name="T9" style:family="text">
      <style:text-properties officeooo:rsid="003aacaa"/>
    </style:style>
    <style:style style:name="T10" style:family="text">
      <style:text-properties officeooo:rsid="003df09f"/>
    </style:style>
    <style:style style:name="T11" style:family="text">
      <style:text-properties officeooo:rsid="0044665d"/>
    </style:style>
    <style:style style:name="T12" style:family="text">
      <style:text-properties officeooo:rsid="00477ddf"/>
    </style:style>
    <style:style style:name="T13" style:family="text">
      <style:text-properties officeooo:rsid="004e2957"/>
    </style:style>
    <style:style style:name="T14" style:family="text">
      <style:text-properties officeooo:rsid="00526639"/>
    </style:style>
    <style:style style:name="T15" style:family="text">
      <style:text-properties officeooo:rsid="00542356"/>
    </style:style>
    <style:style style:name="T16" style:family="text">
      <style:text-properties officeooo:rsid="0057ca91"/>
    </style:style>
    <style:style style:name="T17" style:family="text">
      <style:text-properties officeooo:rsid="00585e4f"/>
    </style:style>
    <style:style style:name="T18" style:family="text">
      <style:text-properties officeooo:rsid="00595660"/>
    </style:style>
    <style:style style:name="T19" style:family="text">
      <style:text-properties officeooo:rsid="005c7c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lish, 4 ways to demolish a high rise building. How much does it cost to demolish a high rise building? 15 high-risers demolished in China because the construction company ran out of money to complete the project.</text:p>
      <text:p text:style-name="P2">Adhesive hook, adhesive hook, adhesive hook. </text:p>
      <text:p text:style-name="P3">Digging bamboo shoots are prohibited. It’s well known that bamboo shoots are panda’s diet.</text:p>
      <text:p text:style-name="P4">Agent, for more information, please contact our agents in Mexico. Fore more information, please contact our agents in Mexico.</text:p>
      <text:p text:style-name="P5">Counterfeit drugs, counterfeit medicine. <text:s/>Counterfeit pills are fake medications that have different ingredients that actual medication. <text:s/></text:p>
      <text:p text:style-name="P6">Benchmark, benchmark testing. Benchmark.</text:p>
      <text:p text:style-name="P7">Clap, clapping. <text:span text:style-name="T1">The audience clapped when she stood up to speak. </text:span></text:p>
      <text:p text:style-name="P8">Israel announcement to all our clients worldwide, following the decision of France government to restrict our participation at Paris Air Show, we have decided to transfer the demonstration to Tehran. <text:s/>You are all welcome to view our products. </text:p>
      <text:p text:style-name="P9">New Fear Unlocked. <text:span text:style-name="T2">New Skill Unlocked.</text:span></text:p>
      <text:p text:style-name="P10">Vatican is a small country located within the city of Rome, Italy.</text:p>
      <text:p text:style-name="P11">A 7.7 magnitude earthquake happened in Yunnan Province.</text:p>
      <text:p text:style-name="P12">Cyclone, Cyclone, Altera Cyclone 10 Lower Power FPGA Series.</text:p>
      <text:p text:style-name="P13">Punctuation marks, underscore, hyphen or dash. Underscore, hyphen or dash, hashtag. Hashtag. Question mark and exclamation mark.</text:p>
      <text:p text:style-name="P14">Auxiliary Nurser, Auxiliary Function. Auxiliary Service. </text:p>
      <text:p text:style-name="P15">Rice cracker snacks, rice cracker snacks. <text:span text:style-name="T3">Rice cracker snacks.</text:span></text:p>
      <text:p text:style-name="P16"><text:span text:style-name="T4">What</text:span> does bad meat smell like? It’s stinky. <text:s/><text:span text:style-name="T5">The room smelled of rotten vegetables. Don’t eat rotten meat and vegetables, throw them away.</text:span></text:p>
      <text:p text:style-name="P17">If you get promoted at work, don’t tell anyone. How to get promotion at work? </text:p>
      <text:p text:style-name="P18">Chinese Liquor. Chinese Liquor. <text:s/><text:span text:style-name="T6">Alcohol includes Beer, Wine and Liquor. </text:span></text:p>
      <text:p text:style-name="P19">This guy tried to smuggle 96 iPhone using only his body. Smuggle, smuggle. </text:p>
      <text:p text:style-name="P20">Why do people go missing? For organ transplantation? <text:s/>Top 5 reasons why people go missing. Police concerns about increased number of missing persons. <text:span text:style-name="T7">Kidnapping and Missing Persons. </text:span></text:p>
      <text:p text:style-name="P21">Vitamin B2, 90 capsules. 3 months supply.</text:p>
      <text:p text:style-name="P22">Humiliate, humiliation, she faced humiliation from villagers.</text:p>
      <text:p text:style-name="P23">Abalone, abalone, sea food. Sea <text:s/>creature. Abalone. </text:p>
      <text:p text:style-name="P24">In an orphanage, in Yantai City, newborn twins abandoned in a cardboard box.</text:p>
      <text:p text:style-name="P25">When human body is angry, it eats itself, does a cleaning process, removing sick cells and cancer. </text:p>
      <text:p text:style-name="P26">Cut the lemon in half and squeeze the juice into a bowl. <text:span text:style-name="T8">Squeeze sponge to get water. </text:span></text:p>
      <text:p text:style-name="P27">Pliers, pliers, pliers, pliers.</text:p>
      <text:p text:style-name="P28">Squid and octopus. Squid and octopus what’s the difference? </text:p>
      <text:p text:style-name="P29">A dog helps his owner <text:span text:style-name="T9">after</text:span> seeing him struggling with a heavy load.</text:p>
      <text:p text:style-name="P30">My favorite store went out of business. This will probably fall through.</text:p>
      <text:p text:style-name="P31">Dragon fruit, dragon fruit. <text:span text:style-name="T10">What does dragon fruit taste like?</text:span></text:p>
      <text:p text:style-name="P32">How to cast Android to TV? How to mirror Android to TV?</text:p>
      <text:p text:style-name="P33">Paprika powder for barbecue, paprika powder for barbecue.</text:p>
      <text:p text:style-name="P34">Yantai Conch Square, where do conch pearls come from?</text:p>
      <text:p text:style-name="P35">It’s freezing outside make sure to wear more layers. </text:p>
      <text:p text:style-name="P36">Junction temperature, you should slow down as you approach the junction .</text:p>
      <text:p text:style-name="P37">He was arrested for driving <text:span text:style-name="T11">wrong way </text:span>in China mainland. </text:p>
      <text:p text:style-name="P38">Kazakhstan, Kazakhstan. Kazakhstan.</text:p>
      <text:p text:style-name="P38">How to teach your toddlers walking? </text:p>
      <text:p text:style-name="P39">Social circle, expand your social circle, the importance of social circle.</text:p>
      <text:p text:style-name="P40">You spend one third of your life asleep. Roughly speaking, it’s 7 million population in Yantai City.</text:p>
      <text:p text:style-name="P41">What is a starter solenoid? <text:s/>Solenoid valve. <text:s/><text:span text:style-name="T12">Magnetic field in solenoid. How does a solenoid work? </text:span></text:p>
      <text:p text:style-name="P42">She got in the car without hesitation. Turing hesitation into action.</text:p>
      <text:p text:style-name="P43"><text:soft-page-break/>If you suspect dishonesty of your wife, first admonish her.</text:p>
      <text:p text:style-name="P44">Her mother admonished her for eating too quickly.</text:p>
      <text:p text:style-name="P45">Hamas Leader assassination. <text:s/>Donald Trump assassination attempt.</text:p>
      <text:p text:style-name="P46">What do you do in your leisure time? <text:span text:style-name="T13">What do you do in your spare time? </text:span></text:p>
      <text:p text:style-name="P47">Teenagers spending leisure time in a park. </text:p>
      <text:p text:style-name="P48">How often to replace kitchen sponge? Sponge absorb water.</text:p>
      <text:p text:style-name="P49">Asthma attack ,asthma treatment, asthma symptoms. Paramedics tended to a boy who was having an asthma attack. </text:p>
      <text:p text:style-name="P50">He expressed sorrow to his friend’s death. Sorrow and joy. Turning sorrow into joy. </text:p>
      <text:p text:style-name="P51">Some protesters even spend night on cold concrete. Some protester even spend night on cold concrete. <text:span text:style-name="T14">A concrete floor. A concrete path.</text:span></text:p>
      <text:p text:style-name="P52">Thoughts of illegal immigrants are caught and deported every year. <text:s/><text:span text:style-name="T15">Deported asylum seekers return to US again. Time to start massive deportation, close our borders. </text:span></text:p>
      <text:p text:style-name="P53">Import and export business. </text:p>
      <text:p text:style-name="P54">Greeland canteen goes downstairs from here. Greenland canteen goes downstairs from here. </text:p>
      <text:p text:style-name="P54">Persistent vegetative state, persistent vegetative state.</text:p>
      <text:p text:style-name="P55">He suddenly felt an intense pain in his back. <text:span text:style-name="T16">Psychology behind intense emotions. <text:s/></text:span><text:span text:style-name="T17">Why do you have intense emotions? </text:span><text:span text:style-name="T18">Measure the light intensity.</text:span></text:p>
      <text:p text:style-name="P56">AI Encyclopedia of Electric Circuit. Encyclopedia. </text:p>
      <text:p text:style-name="P57">Chairs and stool. 3 legs stool.</text:p>
      <text:p text:style-name="P58">Stampede, what happens during a stampede and how to stay safe? <text:span text:style-name="T19">Deadly stampede kills 30,injurers dozens.</text:span></text:p>
      <text:p text:style-name="P58"/>
      <text:p text:style-name="P58"/>
      <text:p text:style-name="P55"/>
      <text:p text:style-name="P51"/>
      <text:p text:style-name="P38"/>
      <text:p text:style-name="P38"/>
      <text:p text:style-name="P37"/>
      <text:p text:style-name="P31"/>
      <text:p text:style-name="P29"/>
      <text:p text:style-name="P29"/>
      <text:p text:style-name="P27"/>
      <text:p text:style-name="P20"/>
      <text:p text:style-name="P20"/>
      <text:p text:style-name="P20"/>
      <text:p text:style-name="P16"/>
      <text:p text:style-name="P8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20:51:00.756720197</meta:creation-date>
    <dc:date>2025-07-22T21:32:10.791515596</dc:date>
    <meta:editing-duration>PT40M33S</meta:editing-duration>
    <meta:editing-cycles>75</meta:editing-cycles>
    <meta:generator>LibreOffice/24.8.7.2$Linux_X86_64 LibreOffice_project/480$Build-2</meta:generator>
    <meta:document-statistic meta:table-count="0" meta:image-count="0" meta:object-count="0" meta:page-count="2" meta:paragraph-count="60" meta:word-count="748" meta:character-count="4788" meta:non-whitespace-character-count="4063"/>
  </office:meta>
</office:document-meta>
</file>